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Nimbus Sans L" fo:font-size="18pt" style:font-size-asian="18pt" style:font-size-complex="18pt"/>
    </style:style>
    <style:style style:name="P3" style:family="paragraph" style:parent-style-name="Standard">
      <style:text-properties style:font-name="Nimbus Sans L" fo:font-size="9pt" style:font-size-asian="7.84999990463257pt" style:font-size-complex="9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3" draw:style-name="gr1" draw:text-style-name="P5" svg:width="5.271cm" svg:height="4.767cm" svg:x="11.843cm" svg:y="-0.462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Intergalaktisches Sonderangebot!!!</text:p>
      <text:p text:style-name="P2"><draw:custom-shape text:anchor-type="paragraph" draw:z-index="1" draw:style-name="gr1" draw:text-style-name="P5" svg:width="1.798cm" svg:height="1.798cm" svg:x="4.918cm" svg:y="0.093cm"><text:p/><draw:enhanced-geometry svg:viewBox="0 0 780 907" draw:type="non-primitive" draw:enhanced-path="M 390 0 L 492 276 780 228 594 457 780 679 492 631 390 907 288 631 0 679 186 457 0 228 288 276 390 0 Z N"/></draw:custom-shape></text:p>
      <text:p text:style-name="P2"/>
      <text:p text:style-name="P1">Getränke</text:p>
      <text:p text:style-name="P2"/>
      <text:p text:style-name="P2">Wasser<text:tab/><text:tab/><text:tab/><text:tab/><text:tab/><text:tab/>0,50 €</text:p>
      <text:p text:style-name="P3"/>
      <text:p text:style-name="P2"><draw:custom-shape text:anchor-type="paragraph" draw:z-index="2" draw:style-name="gr1" draw:text-style-name="P5" svg:width="1.435cm" svg:height="1.274cm" svg:x="11.843cm" svg:y="0.46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Apfelschorle <text:tab/><text:tab/><text:tab/><text:tab/><text:tab/>0,85 €</text:p>
      <text:p text:style-name="P3"/>
      <text:p text:style-name="P2">Apfelsaft<text:tab/><text:tab/><text:tab/><text:tab/><text:tab/><text:tab/>1,40 €</text:p>
      <text:p text:style-name="P3"/>
      <text:p text:style-name="P2">Orangensaft <text:tab/><text:tab/><text:tab/><text:tab/><text:tab/>1,75 €</text:p>
      <text:p text:style-name="P3"><draw:custom-shape text:anchor-type="paragraph" draw:z-index="0" draw:style-name="gr1" draw:text-style-name="P5" svg:width="3.596cm" svg:height="3.596cm" svg:x="12.467cm" svg:y="0.259cm"><text:p/><draw:enhanced-geometry svg:viewBox="0 0 780 907" draw:type="non-primitive" draw:enhanced-path="M 390 0 L 492 276 780 228 594 457 780 679 492 631 390 907 288 631 0 679 186 457 0 228 288 276 390 0 Z N"/></draw:custom-shape></text:p>
      <text:p text:style-name="P2">Cola/Fanta/Sprite/Mezzomix<text:tab/>1,30 €</text:p>
      <text:p text:style-name="P2"/>
      <text:p text:style-name="P2"/>
      <text:p text:style-name="P2"><text:span text:style-name="T1">Gummibärchen:</text:span> s. Schilder an Schüsseln</text:p>
      <text:p text:style-name="P2"/>
      <text:p text:style-name="P2"><text:span text:style-name="T1">Ritter Sport</text:span><text:tab/><text:tab/><text:tab/><text:tab/><text:tab/><text:tab/>0,60 €</text:p>
      <text:p text:style-name="P1"/>
      <text:p text:style-name="P1">Gepa:</text:p>
      <text:p text:style-name="P3"><draw:custom-shape text:anchor-type="paragraph" draw:z-index="6" draw:style-name="gr1" draw:text-style-name="P5" svg:width="1.435cm" svg:height="1.274cm" svg:x="14.145cm" svg:y="0.37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2">Riegel (egal welche Sorte)<text:tab/><text:tab/><text:tab/>1,00 €</text:p>
      <text:p text:style-name="P2">Ananas Kokos</text:p>
      <text:p text:style-name="P3"/>
      <text:p text:style-name="P2">Vollmilch/Mandel/Nuss/Minze<text:tab/><text:tab/>1,40 €</text:p>
      <text:p text:style-name="P2">Praline/Noisette/Weiße Vanille</text:p>
      <text:p text:style-name="P3"/>
      <text:p text:style-name="P2">Edelbitter/Zartbitter<text:tab/><text:tab/><text:tab/><text:tab/>1,80 €</text:p>
      <text:p text:style-name="P3"/>
      <text:p text:style-name="P2"><draw:custom-shape text:anchor-type="paragraph" draw:z-index="4" draw:style-name="gr1" draw:text-style-name="P5" svg:width="5.271cm" svg:height="4.767cm" svg:x="11.499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Mascabado Blanc/Vollmilch, <text:tab/><text:tab/>2,00 €</text:p>
      <text:p text:style-name="P2">Espresso/Grand Noir Orange/Physalis</text:p>
      <text:p text:style-name="P4"><draw:custom-shape text:anchor-type="paragraph" draw:z-index="5" draw:style-name="gr1" draw:text-style-name="P5" svg:width="1.435cm" svg:height="1.274cm" svg:x="2.491cm" svg:y="0.92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7" draw:style-name="gr1" draw:text-style-name="P5" svg:width="1.798cm" svg:height="1.798cm" svg:x="7.4cm" svg:y="1.185cm"><text:p/><draw:enhanced-geometry svg:viewBox="0 0 780 907" draw:type="non-primitive" draw:enhanced-path="M 390 0 L 492 276 780 228 594 457 780 679 492 631 390 907 288 631 0 679 186 457 0 228 288 276 39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nja </meta:initial-creator>
    <meta:creation-date>2013-08-02T22:11:02</meta:creation-date>
    <dc:date>2013-09-01T06:04:23</dc:date>
    <dc:creator>Sonja </dc:creator>
    <meta:editing-duration>PT01H00M06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17" meta:word-count="51" meta:character-count="441"/>
  </office:meta>
</office:document-meta>
</file>